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6]-[.F6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7]-[.F7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6-01-23" calcext:value-type="date">
            <text:p>23/01/2026</text:p>
          </table:table-cell>
          <table:table-cell table:style-name="ce36" office:value-type="string" calcext:value-type="string">
            <text:p>Atestado médico</text:p>
          </table:table-cell>
          <table:table-cell table:style-name="ce40" office:value-type="float" office:value="60" calcext:value-type="float">
            <text:p>6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8]-[.F8]" office:value-type="float" office:value="60" calcext:value-type="float">
            <text:p>6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6" office:value-type="string" calcext:value-type="string">
            <text:p>Mens. 01/2026 (A.C.)</text:p>
          </table:table-cell>
          <table:table-cell table:style-name="ce40" office:value-type="float" office:value="750" calcext:value-type="float">
            <text:p>75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9]-[.F9]" office:value-type="float" office:value="750" calcext:value-type="float">
            <text:p>75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9])" office:value-type="float" office:value="2290" calcext:value-type="float">
            <text:p>2.29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1:15.578714786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1:15.5826514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32:24.785256299</dc:date>
    <dc:language>pt-PT</dc:language>
    <meta:editing-cycles>503</meta:editing-cycles>
    <meta:editing-duration>P2DT14H25M12S</meta:editing-duration>
    <meta:document-statistic meta:table-count="1" meta:cell-count="62" meta:object-count="0"/>
    <meta:user-defined meta:name="Info 0"/>
    <meta:user-defined meta:name="Info 1"/>
    <meta:user-defined meta:name="Info 2"/>
    <meta:user-defined meta:name="Info 3"/>
  </office:meta>
</office:document-meta>
</file>